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0664" calcext:value-type="float">
            <text:p>118.8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904" calcext:value-type="float">
            <text:p>118.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752" calcext:value-type="float">
            <text:p>105.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1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7136" calcext:value-type="float">
            <text:p>115.0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1256" calcext:value-type="float">
            <text:p>106.0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2336" calcext:value-type="float">
            <text:p>91.8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7624" calcext:value-type="float">
            <text:p>105.9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3328" calcext:value-type="float">
            <text:p>108.9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5744" calcext:value-type="float">
            <text:p>106.1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808" calcext:value-type="float">
            <text:p>94.0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1216" calcext:value-type="float">
            <text:p>105.7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9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8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8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755401</text:p>
          </table:table-cell>
          <table:table-cell office:value-type="string" calcext:value-type="string">
            <text:p>198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46" meta:object-count="0"/>
    <meta:user-defined meta:name="AppVersion">3.0</meta:user-defined>
  </office:meta>
</office:document-meta>
</file>